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2.062cm" fo:margin-right="0cm" fo:text-align="center" fo:text-indent="-2.062cm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.318cm" fo:margin-right="0cm" fo:text-indent="0cm"/>
    </style:style>
    <style:style style:name="P10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1" fo:font-size="26pt" fo:text-shadow="1pt 1pt" style:font-size-asian="26pt" style:font-size-complex="26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1.016cm">
          <draw:text-box>
            <text:p text:style-name="P1"><text:span text:style-name="T1">Hymn #602</text:span></text:p>
            <text:p text:style-name="P1"><text:span text:style-name="T2">“</text:span><text:span text:style-name="T2">The Gifts Christ Freely Give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638cm" svg:height="6.991cm" svg:x="1.778cm" svg:y="0.883cm">
          <draw:text-box>
            <text:p text:style-name="P1"><text:span text:style-name="T3">1. </text:span><text:span text:style-name="T4">The gifts Christ freely gives</text:span></text:p>
            <text:p text:style-name="P4"><text:span text:style-name="T4">He gives to you and me</text:span></text:p>
            <text:p text:style-name="P4"><text:span text:style-name="T4">To be His Church, His bride,</text:span></text:p>
            <text:p text:style-name="P4"><text:span text:style-name="T4">His chosen, saved and fre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5" draw:layer="layout" svg:width="24.638cm" svg:height="6.991cm" svg:x="1.778cm" svg:y="1.016cm">
          <draw:text-box>
            <text:p text:style-name="P1"><text:span text:style-name="T4">Saints blest with these rich gifts</text:span></text:p>
            <text:p text:style-name="P4"><text:span text:style-name="T4">Are children who proclaim</text:span></text:p>
            <text:p text:style-name="P4"><text:span text:style-name="T4">That they were won by Christ</text:span></text:p>
            <text:p text:style-name="P6"><text:span text:style-name="T4">And cling to His strong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7" draw:layer="layout" svg:width="24.384cm" svg:height="6.991cm" svg:x="1.945cm" svg:y="0.927cm">
          <draw:text-box>
            <text:p text:style-name="P6"><text:span text:style-name="T3">2. </text:span><text:span text:style-name="T4">The gifts flow from the font</text:span><text:span text:style-name="T4"><text:line-break/></text:span><text:span text:style-name="T4">Where He calls us His own;</text:span><text:span text:style-name="T4"><text:line-break/></text:span><text:span text:style-name="T4">New life He gives that makes</text:span><text:span text:style-name="T4"><text:line-break/></text:span><text:span text:style-name="T4">Us His and His al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7" draw:layer="layout" svg:width="24.638cm" svg:height="6.991cm" svg:x="1.524cm" svg:y="1.016cm">
          <draw:text-box>
            <text:p text:style-name="P6"><text:span text:style-name="T4">Here He forgives our sins</text:span><text:span text:style-name="T4"><text:line-break/></text:span><text:span text:style-name="T4">With water and His Word;</text:span><text:span text:style-name="T4"><text:line-break/></text:span><text:span text:style-name="T4">The triune God Himself</text:span><text:span text:style-name="T4"><text:line-break/></text:span><text:span text:style-name="T4">Gives pow’r to call Him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5" draw:layer="layout" svg:width="25.146cm" svg:height="6.991cm" svg:x="1.524cm" svg:y="0.254cm">
          <draw:text-box>
            <text:p text:style-name="P1"><text:span text:style-name="T3">3. </text:span><text:span text:style-name="T4">The gifts of grace and peace</text:span><text:span text:style-name="T4"><text:line-break/></text:span><text:span text:style-name="T4">From absolution flow;</text:span><text:span text:style-name="T4"><text:line-break/></text:span><text:span text:style-name="T4">The pastor’s words are Christ’s</text:span><text:span text:style-name="T4"><text:line-break/></text:span><text:span text:style-name="T4">For us to trust and kn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3" draw:text-style-name="P5" draw:layer="layout" svg:width="24.638cm" svg:height="6.991cm" svg:x="1.59cm" svg:y="0.797cm">
          <draw:text-box>
            <text:p text:style-name="P1"><text:span text:style-name="T4">Forgiveness that we need</text:span><text:span text:style-name="T4"><text:line-break/></text:span><text:span text:style-name="T4">Is granted to us there;</text:span><text:span text:style-name="T4"><text:line-break/></text:span><text:span text:style-name="T4">The Lord of mercy sends</text:span><text:span text:style-name="T4"><text:line-break/></text:span><text:span text:style-name="T4">Us forth in His blest ca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3" draw:text-style-name="P5" draw:layer="layout" svg:width="24.384cm" svg:height="6.991cm" svg:x="1.524cm" svg:y="1.103cm">
          <draw:text-box>
            <text:p text:style-name="P1"><text:span text:style-name="T3">4. </text:span><text:span text:style-name="T4">The gifts are there each day</text:span><text:span text:style-name="T4"><text:line-break/></text:span><text:span text:style-name="T4">The holy Word is read;</text:span><text:span text:style-name="T4"><text:line-break/></text:span><text:span text:style-name="T4">God’s children listen, hear,</text:span><text:span text:style-name="T4"><text:line-break/></text:span><text:span text:style-name="T4">Receive, and they are f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3" draw:text-style-name="P5" draw:layer="layout" svg:width="24.384cm" svg:height="6.991cm" svg:x="1.546cm" svg:y="0.972cm">
          <draw:text-box>
            <text:p text:style-name="P1"><text:span text:style-name="T4">Christ fills them with Himself,</text:span><text:span text:style-name="T4"><text:line-break/></text:span><text:span text:style-name="T4">Blest words that give them life,</text:span><text:span text:style-name="T4"><text:line-break/></text:span><text:span text:style-name="T4">Restoring and refreshing</text:span><text:span text:style-name="T4"><text:line-break/></text:span><text:span text:style-name="T4">Them for this world’s strif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3" draw:text-style-name="P5" draw:layer="layout" svg:width="24.638cm" svg:height="6.991cm" svg:x="1.524cm" svg:y="1.016cm">
          <draw:text-box>
            <text:p text:style-name="P1"><text:span text:style-name="T3">5. </text:span><text:span text:style-name="T4">The gifts are in the feast,</text:span><text:span text:style-name="T4"><text:line-break/></text:span><text:span text:style-name="T4">Gifts far more than we see;</text:span><text:span text:style-name="T4"><text:line-break/></text:span><text:span text:style-name="T4">Beneath the bread and wine</text:span><text:span text:style-name="T4"><text:line-break/></text:span><text:span text:style-name="T4">Is food from Calva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ymn_25_20template" presentation:presentation-page-layout-name="AL1T0">
        <draw:frame draw:style-name="gr3" draw:text-style-name="P5" draw:layer="layout" svg:width="24.638cm" svg:height="6.991cm" svg:x="1.524cm" svg:y="0.849cm">
          <draw:text-box>
            <text:p text:style-name="P1"><text:span text:style-name="T4">The body and the blood</text:span><text:span text:style-name="T4"><text:line-break/></text:span><text:span text:style-name="T4">Remove our ev’ry sin;</text:span><text:span text:style-name="T4"><text:line-break/></text:span><text:span text:style-name="T4">We leave His presence in</text:span><text:span text:style-name="T4"><text:line-break/></text:span><text:span text:style-name="T4">His peace, renewed ag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ymn_25_20template" presentation:presentation-page-layout-name="AL1T0">
        <draw:frame draw:style-name="gr3" draw:text-style-name="P5" draw:layer="layout" svg:width="25.146cm" svg:height="6.991cm" svg:x="1.524cm" svg:y="0.254cm">
          <draw:text-box>
            <text:p text:style-name="P1"><text:span text:style-name="T3">6. </text:span><text:span text:style-name="T4">All glory to the One</text:span><text:span text:style-name="T4"><text:line-break/></text:span><text:span text:style-name="T4">Who lavishes such love;</text:span><text:span text:style-name="T4"><text:line-break/></text:span><text:span text:style-name="T4">The triune God in love </text:span><text:span text:style-name="T4"><text:line-break/></text:span><text:span text:style-name="T4">Assures our life ab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Hymn_25_20template" presentation:presentation-page-layout-name="AL1T0">
        <draw:frame draw:style-name="gr4" draw:text-style-name="P10" draw:layer="layout" svg:width="25.146cm" svg:height="12.954cm" svg:x="1.524cm" svg:y="0.796cm">
          <draw:text-box>
            <text:p text:style-name="P1"><text:span text:style-name="T4">His means of grace for us</text:span><text:span text:style-name="T4"><text:line-break/></text:span><text:span text:style-name="T4">Are gifts He loves to give;</text:span><text:span text:style-name="T4"><text:line-break/></text:span><text:span text:style-name="T4">All thanks and praise for His</text:span><text:span text:style-name="T4"><text:line-break/></text:span><text:span text:style-name="T4">Great love by which we live!</text:span></text:p>
            <text:p text:style-name="P9"><text:span text:style-name="T5"/></text:p>
            <text:p text:style-name="P9"><text:span text:style-name="T6"><text:s text:c="5"/></text:span><text:span text:style-name="T6">© 2001 Richard C. Resch.</text:span></text:p>
            <text:p text:style-name="P9"><text:span text:style-name="T6"><text:s text:c="5"/></text:span><text:span text:style-name="T6">Used by permission: </text:span></text:p>
            <text:p text:style-name="P9"><text:span text:style-name="T6"><text:s text:c="5"/></text:span><text:span text:style-name="T6">LSB Hymn License</text:span></text:p>
            <text:p text:style-name="P9"><text:span text:style-name="T6"><text:s text:c="5"/></text:span><text:span text:style-name="T6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20:54:36.002000000</meta:creation-date>
    <dc:title>Hymn template</dc:title>
    <meta:editing-duration>PT2H47M42S</meta:editing-duration>
    <meta:editing-cycles>7</meta:editing-cycles>
    <meta:generator>LibreOffice/5.4.0.3$Windows_X86_64 LibreOffice_project/7556cbc6811c9d992f4064ab9287069087d7f62c</meta:generator>
    <meta:initial-creator>Arthur Hoch</meta:initial-creator>
    <dc:date>2017-08-03T17:59:41.458000000</dc:date>
    <meta:document-statistic meta:object-count="60"/>
    <meta:template xlink:type="simple" xlink:actuate="onRequest" xlink:title="Hymn template" xlink:href="../../AppData/Roaming/LibreOffice/4/user/template/Worship%20Templsates/Hymn%20template.otp" meta:date="2015-06-12T20:54:35.737000000"/>
  </office:meta>
</office:document-meta>
</file>